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argsTest.shouldCaptureVarArgs_twoArgsTwoCap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argsTest.shouldCaptureVarArgs_oneNullArgumen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argsTest.shouldCaptureVarArgs_nullArray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rargsTest.shouldMatchEmptyVarArgs_emptyArrayIs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MockVarargsInvocation_multiple_vararg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rargsTest.shouldNotMatchVara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NotMatchRegualrAndVara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rargsTest.shouldNotCaptureVarArgs_1args2cap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rargsTest.matches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Type.equals( final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argsTest.shouldCaptureVarArgs_oneNullArg_eq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rargsTest.shouldMatchVarArgs_null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MatchVarArgs_one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MatchVarArgs_emptyVarArgsOneAny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Typ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argsTest.shouldMatchEmptyVarArgs_noArgsIs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MatchVarArgs_twoArgsThreeAny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rargsTest.shouldMatchVarArgs_no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MatchVarArgs_oneNull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MatchVarArgs_twoArgsTwoAny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MockVarargsInvocation_single_vararg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rargsTest.shouldVerifyExactlyOneVarArg_a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CaptureVarArgs_NullArrayArg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rargsTest.shouldVerifyInvocation_eq_ra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rargsTest.shouldVerifyExactlyOneVarArg_is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MatchVarArgs_oneNullArg_eq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argsTest.shouldMatchVarArgs_nullArray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argsTest.shouldMatchEmptyVarArgs_noArgs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MockVarargInvocation_eq_ra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rargsTest.assertThatCaptor( ArgumentCaptor &lt; T &gt; ca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argsTest.shouldVerifyVarArgArray_isA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VerifyVarArgs_isNull_NullArray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VerifyInvocation_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rargsTest.shouldHandleArrayVarargs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VerifyVarArgs_eq_NullArrayArg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VerifyVarArgs_any_NullArrayArg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CaptureVarArgs_NullArrayArg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rargsTest.shouldNotCaptureVarArgs_3argsCaptorMatcherM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rargsTest.shouldVerifyInvocation_n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argsTest.shouldNotVerifyExactlyOneVarArg_a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VerifyInvocation_s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rargsTest.shouldMockVarargsInvocationForSup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NotCaptureVarArgs_3args2cap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rargsTest.shouldDifferentiateNonVarargVar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rargsTest.shouldCaptureVarArgs_no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argsTest.shouldVerifyVarArgArray_is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VerifyVarArgs_eq_NullArrayArg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VerifyInvocation_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rargsTest.shouldMatchVarArgs_oneNullArg_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argsTest.shouldMatchVarArgs_twoArgsOneAny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MockVarargInvocation_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rargsTest.shouldCaptureVarArgs_3argsCaptorMatcherM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argsTest.shouldVerifyVarArgs_isNull_NullArrayArg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VerifyInvocation_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arargsTest.shouldCaptureVarArgs_twoArgsOneCap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argsTest.shouldVerifyVarArgs_any_NullArrayArg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MatchVarArgs_empty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notMatchVarArgs_twoArgsOn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rargsTest.shouldMatchVarArgs_oneArgIs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MatchVarArgs_oneArgsOneAny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NotVerifyExactlyOneVarArg_is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argsTest.shouldVerifySub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rargsTest.shouldCaptureVarArgsAs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